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41.9pt"/>
    </style:style>
    <style:style style:name="co12" style:family="table-column">
      <style:table-column-properties fo:break-before="auto" style:column-width="122.2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83.59pt"/>
    </style:style>
    <style:style style:name="co15" style:family="table-column">
      <style:table-column-properties fo:break-before="auto" style:column-width="93.66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_best" table:style-name="ta1">
        <table:shapes>
          <draw:frame draw:z-index="0" draw:style-name="gr1" draw:text-style-name="P2" svg:width="584.25pt" svg:height="329.02pt" svg:x="421.71pt" svg:y="18.82pt">
            <loext:p draw:notify-on-update-of-ranges="k_best.A1:k_best.A1 k_best.A2:k_best.A22 k_best.B1:k_best.B1 k_best.B2:k_best.B22" text:style-name="P1">S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585.75pt" svg:height="286.87pt" svg:x="421.74pt" svg:y="357.65pt">
            <loext:p draw:notify-on-update-of-ranges="k_best.A30:k_best.A50 k_best.B28:k_best.B29 k_best.B30:k_best.B50 k_best.C28:k_best.C29 k_best.C30:k_best.C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Sco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rcised_stock_options</text:p>
          </table:table-cell>
          <table:table-cell office:value-type="float" office:value="24.8150797332182" calcext:value-type="float">
            <text:p>24.81507973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_stock_value</text:p>
          </table:table-cell>
          <table:table-cell office:value-type="float" office:value="24.1828986785669" calcext:value-type="float">
            <text:p>24.182898678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nus</text:p>
          </table:table-cell>
          <table:table-cell office:value-type="float" office:value="20.7922520471815" calcext:value-type="float">
            <text:p>20.79225204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18.2896840434045" calcext:value-type="float">
            <text:p>18.2896840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nus_salary_gap</text:p>
          </table:table-cell>
          <table:table-cell office:value-type="float" office:value="18.115602103678" calcext:value-type="float">
            <text:p>18.11560210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ct_email_to_poi</text:p>
          </table:table-cell>
          <table:table-cell office:value-type="float" office:value="16.4097125480358" calcext:value-type="float">
            <text:p>16.4097125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erred_income</text:p>
          </table:table-cell>
          <table:table-cell office:value-type="float" office:value="11.4584765792804" calcext:value-type="float">
            <text:p>11.45847657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ng_term_incentive</text:p>
          </table:table-cell>
          <table:table-cell office:value-type="float" office:value="9.92218601318982" calcext:value-type="float">
            <text:p>9.922186013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tricted_stock</text:p>
          </table:table-cell>
          <table:table-cell office:value-type="float" office:value="9.2128106219771" calcext:value-type="float">
            <text:p>9.2128106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tal_payments</text:p>
          </table:table-cell>
          <table:table-cell office:value-type="float" office:value="8.77277773009168" calcext:value-type="float">
            <text:p>8.77277773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hared_receipt_with_poi</text:p>
          </table:table-cell>
          <table:table-cell office:value-type="float" office:value="8.58942073168238" calcext:value-type="float">
            <text:p>8.58942073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oan_advances</text:p>
          </table:table-cell>
          <table:table-cell office:value-type="float" office:value="7.18405565828873" calcext:value-type="float">
            <text:p>7.18405565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6.09417331063895" calcext:value-type="float">
            <text:p>6.09417331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_poi_to_this_person</text:p>
          </table:table-cell>
          <table:table-cell office:value-type="float" office:value="5.24344971337496" calcext:value-type="float">
            <text:p>5.24344971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.18747750699538" calcext:value-type="float">
            <text:p>4.18747750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_this_person_to_poi</text:p>
          </table:table-cell>
          <table:table-cell office:value-type="float" office:value="2.38261210822767" calcext:value-type="float">
            <text:p>2.38261210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rector_fees</text:p>
          </table:table-cell>
          <table:table-cell office:value-type="float" office:value="2.12632780200771" calcext:value-type="float">
            <text:p>2.1263278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_messages</text:p>
          </table:table-cell>
          <table:table-cell office:value-type="float" office:value="1.64634112944201" calcext:value-type="float">
            <text:p>1.646341129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erral_payments</text:p>
          </table:table-cell>
          <table:table-cell office:value-type="float" office:value="0.22461127473601" calcext:value-type="float">
            <text:p>0.22461127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om_messages</text:p>
          </table:table-cell>
          <table:table-cell office:value-type="float" office:value="0.169700947621755" calcext:value-type="float">
            <text:p>0.16970094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tricted_stock_deferred</text:p>
          </table:table-cell>
          <table:table-cell office:value-type="float" office:value="0.0654996529099422" calcext:value-type="float">
            <text:p>0.0654996529</text:p>
          </table:table-cell>
          <table:table-cell table:number-columns-repeated="18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Select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156" calcext:value-type="float">
            <text:p>0.15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842" calcext:value-type="float">
            <text:p>0.29842</text:p>
          </table:table-cell>
          <table:table-cell office:value-type="float" office:value="0.161" calcext:value-type="float">
            <text:p>0.16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2415" calcext:value-type="float">
            <text:p>0.241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267" calcext:value-type="float">
            <text:p>0.66267</text:p>
          </table:table-cell>
          <table:table-cell office:value-type="float" office:value="0.332" calcext:value-type="float">
            <text:p>0.33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989" calcext:value-type="float">
            <text:p>0.72989</text:p>
          </table:table-cell>
          <table:table-cell office:value-type="float" office:value="0.381" calcext:value-type="float">
            <text:p>0.381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297" calcext:value-type="float">
            <text:p>0.75297</text:p>
          </table:table-cell>
          <table:table-cell office:value-type="float" office:value="0.4115" calcext:value-type="float">
            <text:p>0.4115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01" calcext:value-type="float">
            <text:p>0.71401</text:p>
          </table:table-cell>
          <table:table-cell office:value-type="float" office:value="0.3645" calcext:value-type="float">
            <text:p>0.364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295" calcext:value-type="float">
            <text:p>0.61295</text:p>
          </table:table-cell>
          <table:table-cell office:value-type="float" office:value="0.232" calcext:value-type="float">
            <text:p>0.23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34" calcext:value-type="float">
            <text:p>0.59134</text:p>
          </table:table-cell>
          <table:table-cell office:value-type="float" office:value="0.2185" calcext:value-type="float">
            <text:p>0.2185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347" calcext:value-type="float">
            <text:p>0.60347</text:p>
          </table:table-cell>
          <table:table-cell office:value-type="float" office:value="0.226" calcext:value-type="float">
            <text:p>0.22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671" calcext:value-type="float">
            <text:p>0.60671</text:p>
          </table:table-cell>
          <table:table-cell office:value-type="float" office:value="0.226" calcext:value-type="float">
            <text:p>0.22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0548" calcext:value-type="float">
            <text:p>0.60548</text:p>
          </table:table-cell>
          <table:table-cell office:value-type="float" office:value="0.221" calcext:value-type="float">
            <text:p>0.221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158" calcext:value-type="float">
            <text:p>0.61158</text:p>
          </table:table-cell>
          <table:table-cell office:value-type="float" office:value="0.2165" calcext:value-type="float">
            <text:p>0.216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0673" calcext:value-type="float">
            <text:p>0.60673</text:p>
          </table:table-cell>
          <table:table-cell office:value-type="float" office:value="0.2075" calcext:value-type="float">
            <text:p>0.207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1775" calcext:value-type="float">
            <text:p>0.177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5161" calcext:value-type="float">
            <text:p>0.55161</text:p>
          </table:table-cell>
          <table:table-cell office:value-type="float" office:value="0.163" calcext:value-type="float">
            <text:p>0.16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4975" calcext:value-type="float">
            <text:p>0.54975</text:p>
          </table:table-cell>
          <table:table-cell office:value-type="float" office:value="0.163" calcext:value-type="float">
            <text:p>0.163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1645" calcext:value-type="float">
            <text:p>0.1645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723" calcext:value-type="float">
            <text:p>0.54723</text:p>
          </table:table-cell>
          <table:table-cell office:value-type="float" office:value="0.1825" calcext:value-type="float">
            <text:p>0.1825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4132" calcext:value-type="float">
            <text:p>0.54132</text:p>
          </table:table-cell>
          <table:table-cell office:value-type="float" office:value="0.1965" calcext:value-type="float">
            <text:p>0.1965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203" calcext:value-type="float">
            <text:p>0.203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k_best.A1:k_best.B2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09:59:42.077230339</dc:date>
    <meta:editing-duration>PT1H45M30S</meta:editing-duration>
    <meta:editing-cycles>5</meta:editing-cycles>
    <meta:generator>LibreOffice/5.1.6.2$Linux_X86_64 LibreOffice_project/10m0$Build-2</meta:generator>
    <meta:document-statistic meta:table-count="1" meta:cell-count="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12cm" svg:height="11.608cm" xlink:href=".." xlink:type="simple" chart:class="chart:bar" chart:style-name="ch1">
        <chart:title svg:x="9.006cm" svg:y="0.368cm" chart:style-name="ch2">
          <text:p>SelectKBest</text:p>
        </chart:title>
        <chart:subtitle svg:x="8.9cm" svg:y="1.379cm" chart:style-name="ch3">
          <text:p>Feature Scores</text:p>
        </chart:subtitle>
        <chart:plot-area chart:style-name="ch4" table:cell-range-address="k_best.A1:k_best.B22" chart:data-source-has-labels="both" svg:x="1.423cm" svg:y="2.294cm" svg:width="18.777cm" svg:height="8.101cm">
          <chartooo:coordinate-region svg:x="3.854cm" svg:y="2.294cm" svg:width="16.346cm" svg:height="4.622cm"/>
          <chart:axis chart:dimension="x" chart:name="primary-x" chart:style-name="ch5" chartooo:axis-type="auto">
            <chartooo:date-scale/>
            <chart:title svg:x="10.198cm" svg:y="10.627cm" chart:style-name="ch6">
              <text:p>Feature</text:p>
            </chart:title>
            <chart:categories table:cell-range-address="k_best.A2:k_best.A22"/>
          </chart:axis>
          <chart:axis chart:dimension="y" chart:name="primary-y" chart:style-name="ch7">
            <chart:title svg:x="0.451cm" svg:y="6.825cm" chart:style-name="ch8">
              <text:p>Score</text:p>
            </chart:title>
            <chart:grid chart:style-name="ch9" chart:class="major"/>
          </chart:axis>
          <chart:series chart:style-name="ch10" chart:values-cell-range-address="k_best.B2:k_best.B22" chart:label-cell-address="k_best.B1:k_best.B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k_best.B1:k_bes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ercised_stock_options</text:p>
                <draw:g>
                  <svg:desc>k_best.A2:k_best.A22</svg:desc>
                </draw:g>
              </table:table-cell>
              <table:table-cell office:value-type="float" office:value="24.8150797332182">
                <text:p>24.8150797332182</text:p>
                <draw:g>
                  <svg:desc>k_best.B2:k_best.B22</svg:desc>
                </draw:g>
              </table:table-cell>
            </table:table-row>
            <table:table-row>
              <table:table-cell office:value-type="string">
                <text:p>total_stock_value</text:p>
              </table:table-cell>
              <table:table-cell office:value-type="float" office:value="24.1828986785669">
                <text:p>24.1828986785669</text:p>
              </table:table-cell>
            </table:table-row>
            <table:table-row>
              <table:table-cell office:value-type="string">
                <text:p>bonus</text:p>
              </table:table-cell>
              <table:table-cell office:value-type="float" office:value="20.7922520471815">
                <text:p>20.7922520471815</text:p>
              </table:table-cell>
            </table:table-row>
            <table:table-row>
              <table:table-cell office:value-type="string">
                <text:p>salary</text:p>
              </table:table-cell>
              <table:table-cell office:value-type="float" office:value="18.2896840434045">
                <text:p>18.2896840434045</text:p>
              </table:table-cell>
            </table:table-row>
            <table:table-row>
              <table:table-cell office:value-type="string">
                <text:p>bonus_salary_gap</text:p>
              </table:table-cell>
              <table:table-cell office:value-type="float" office:value="18.115602103678">
                <text:p>18.115602103678</text:p>
              </table:table-cell>
            </table:table-row>
            <table:table-row>
              <table:table-cell office:value-type="string">
                <text:p>pct_email_to_poi</text:p>
              </table:table-cell>
              <table:table-cell office:value-type="float" office:value="16.4097125480358">
                <text:p>16.4097125480358</text:p>
              </table:table-cell>
            </table:table-row>
            <table:table-row>
              <table:table-cell office:value-type="string">
                <text:p>deferred_income</text:p>
              </table:table-cell>
              <table:table-cell office:value-type="float" office:value="11.4584765792804">
                <text:p>11.4584765792804</text:p>
              </table:table-cell>
            </table:table-row>
            <table:table-row>
              <table:table-cell office:value-type="string">
                <text:p>long_term_incentive</text:p>
              </table:table-cell>
              <table:table-cell office:value-type="float" office:value="9.92218601318982">
                <text:p>9.92218601318982</text:p>
              </table:table-cell>
            </table:table-row>
            <table:table-row>
              <table:table-cell office:value-type="string">
                <text:p>restricted_stock</text:p>
              </table:table-cell>
              <table:table-cell office:value-type="float" office:value="9.2128106219771">
                <text:p>9.2128106219771</text:p>
              </table:table-cell>
            </table:table-row>
            <table:table-row>
              <table:table-cell office:value-type="string">
                <text:p>total_payments</text:p>
              </table:table-cell>
              <table:table-cell office:value-type="float" office:value="8.77277773009168">
                <text:p>8.77277773009168</text:p>
              </table:table-cell>
            </table:table-row>
            <table:table-row>
              <table:table-cell office:value-type="string">
                <text:p>shared_receipt_with_poi</text:p>
              </table:table-cell>
              <table:table-cell office:value-type="float" office:value="8.58942073168238">
                <text:p>8.58942073168238</text:p>
              </table:table-cell>
            </table:table-row>
            <table:table-row>
              <table:table-cell office:value-type="string">
                <text:p>loan_advances</text:p>
              </table:table-cell>
              <table:table-cell office:value-type="float" office:value="7.18405565828873">
                <text:p>7.18405565828873</text:p>
              </table:table-cell>
            </table:table-row>
            <table:table-row>
              <table:table-cell office:value-type="string">
                <text:p>expenses</text:p>
              </table:table-cell>
              <table:table-cell office:value-type="float" office:value="6.09417331063895">
                <text:p>6.09417331063895</text:p>
              </table:table-cell>
            </table:table-row>
            <table:table-row>
              <table:table-cell office:value-type="string">
                <text:p>from_poi_to_this_person</text:p>
              </table:table-cell>
              <table:table-cell office:value-type="float" office:value="5.24344971337496">
                <text:p>5.24344971337496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.18747750699538">
                <text:p>4.18747750699538</text:p>
              </table:table-cell>
            </table:table-row>
            <table:table-row>
              <table:table-cell office:value-type="string">
                <text:p>from_this_person_to_poi</text:p>
              </table:table-cell>
              <table:table-cell office:value-type="float" office:value="2.38261210822767">
                <text:p>2.38261210822767</text:p>
              </table:table-cell>
            </table:table-row>
            <table:table-row>
              <table:table-cell office:value-type="string">
                <text:p>director_fees</text:p>
              </table:table-cell>
              <table:table-cell office:value-type="float" office:value="2.12632780200771">
                <text:p>2.12632780200771</text:p>
              </table:table-cell>
            </table:table-row>
            <table:table-row>
              <table:table-cell office:value-type="string">
                <text:p>to_messages</text:p>
              </table:table-cell>
              <table:table-cell office:value-type="float" office:value="1.64634112944201">
                <text:p>1.64634112944201</text:p>
              </table:table-cell>
            </table:table-row>
            <table:table-row>
              <table:table-cell office:value-type="string">
                <text:p>deferral_payments</text:p>
              </table:table-cell>
              <table:table-cell office:value-type="float" office:value="0.22461127473601">
                <text:p>0.22461127473601</text:p>
              </table:table-cell>
            </table:table-row>
            <table:table-row>
              <table:table-cell office:value-type="string">
                <text:p>from_messages</text:p>
              </table:table-cell>
              <table:table-cell office:value-type="float" office:value="0.169700947621755">
                <text:p>0.169700947621755</text:p>
              </table:table-cell>
            </table:table-row>
            <table:table-row>
              <table:table-cell office:value-type="string">
                <text:p>restricted_stock_deferred</text:p>
              </table:table-cell>
              <table:table-cell office:value-type="float" office:value="0.0654996529099422">
                <text:p>0.0654996529099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65cm" svg:height="10.121cm" xlink:href=".." xlink:type="simple" chart:class="chart:line" chart:style-name="ch1">
        <chart:title svg:x="8.211cm" svg:y="0.338cm" chart:style-name="ch2">
          <text:p>Precision and Recall</text:p>
        </chart:title>
        <chart:subtitle svg:x="7.603cm" svg:y="1.319cm" chart:style-name="ch3">
          <text:p>under varying k in SelectKBest</text:p>
        </chart:subtitle>
        <chart:legend chart:legend-position="end" svg:x="17.786cm" svg:y="4.512cm" style:legend-expansion="high" chart:style-name="ch4"/>
        <chart:plot-area chart:style-name="ch5" table:cell-range-address="k_best.A28:k_best.C50" chart:data-source-has-labels="both" svg:x="0.413cm" svg:y="2.204cm" svg:width="16.96cm" svg:height="6.734cm">
          <chartooo:coordinate-region svg:x="1.14cm" svg:y="2.403cm" svg:width="16.047cm" svg:height="5.888cm"/>
          <chart:axis chart:dimension="x" chart:name="primary-x" chart:style-name="ch6" chartooo:axis-type="auto">
            <chartooo:date-scale/>
            <chart:title svg:x="8.756cm" svg:y="9.14cm" chart:style-name="ch7">
              <text:p>k</text:p>
            </chart:title>
            <chart:categories table:cell-range-address="k_best.A30:k_best.A50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k_best.B30:k_best.B50" chart:label-cell-address="k_best.B28:k_best.B29" chart:class="chart:line">
            <chart:data-point chart:repeated="21"/>
          </chart:series>
          <chart:series chart:style-name="ch10" chart:values-cell-range-address="k_best.C30:k_best.C50" chart:label-cell-address="k_best.C28:k_best.C29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text:list>
                  <text:list-item>
                    <text:p/>
                  </text:list-item>
                  <text:list-item>
                    <text:p>Precision</text:p>
                  </text:list-item>
                </text:list>
                <draw:g>
                  <svg:desc>k_best.B28:k_best.B29</svg:desc>
                </draw:g>
              </table:table-cell>
              <table:table-cell office:value-type="string">
                <text:p>Recall</text:p>
                <text:list>
                  <text:list-item>
                    <text:p/>
                  </text:list-item>
                  <text:list-item>
                    <text:p>Recall</text:p>
                  </text:list-item>
                </text:list>
                <draw:g>
                  <svg:desc>k_best.C28:k_best.C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k_best.A30:k_best.A50</svg:desc>
                </draw:g>
              </table:table-cell>
              <table:table-cell office:value-type="float" office:value="0.26804">
                <text:p>0.26804</text:p>
                <draw:g>
                  <svg:desc>k_best.B30:k_best.B50</svg:desc>
                </draw:g>
              </table:table-cell>
              <table:table-cell office:value-type="float" office:value="0.156">
                <text:p>0.156</text:p>
                <draw:g>
                  <svg:desc>k_best.C30:k_best.C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842">
                <text:p>0.29842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026">
                <text:p>0.5026</text:p>
              </table:table-cell>
              <table:table-cell office:value-type="float" office:value="0.2415">
                <text:p>0.24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6267">
                <text:p>0.66267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2989">
                <text:p>0.72989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297">
                <text:p>0.75297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1401">
                <text:p>0.71401</text:p>
              </table:table-cell>
              <table:table-cell office:value-type="float" office:value="0.3645">
                <text:p>0.36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1295">
                <text:p>0.61295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9134">
                <text:p>0.59134</text:p>
              </table:table-cell>
              <table:table-cell office:value-type="float" office:value="0.2185">
                <text:p>0.21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0347">
                <text:p>0.60347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0671">
                <text:p>0.60671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0548">
                <text:p>0.60548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1158">
                <text:p>0.61158</text:p>
              </table:table-cell>
              <table:table-cell office:value-type="float" office:value="0.2165">
                <text:p>0.21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0673">
                <text:p>0.60673</text:p>
              </table:table-cell>
              <table:table-cell office:value-type="float" office:value="0.2075">
                <text:p>0.207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536">
                <text:p>0.57536</text:p>
              </table:table-cell>
              <table:table-cell office:value-type="float" office:value="0.1775">
                <text:p>0.17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5161">
                <text:p>0.5516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4975">
                <text:p>0.5497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429">
                <text:p>0.5429</text:p>
              </table:table-cell>
              <table:table-cell office:value-type="float" office:value="0.1645">
                <text:p>0.16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4723">
                <text:p>0.54723</text:p>
              </table:table-cell>
              <table:table-cell office:value-type="float" office:value="0.1825">
                <text:p>0.18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4132">
                <text:p>0.54132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4061">
                <text:p>0.54061</text:p>
              </table:table-cell>
              <table:table-cell office:value-type="float" office:value="0.203">
                <text:p>0.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